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2f18b" officeooo:paragraph-rsid="0022f18b"/>
    </style:style>
    <style:style style:name="P2" style:family="paragraph" style:parent-style-name="Text_20_body">
      <style:text-properties officeooo:rsid="00259092" officeooo:paragraph-rsid="00259092"/>
    </style:style>
    <style:style style:name="P3" style:family="paragraph" style:parent-style-name="Text_20_body">
      <style:text-properties officeooo:rsid="002cdd35" officeooo:paragraph-rsid="002cdd35"/>
    </style:style>
    <style:style style:name="P4" style:family="paragraph" style:parent-style-name="Text_20_body" style:list-style-name="L1">
      <style:text-properties officeooo:paragraph-rsid="0022a8f1"/>
    </style:style>
    <style:style style:name="P5" style:family="paragraph" style:parent-style-name="Text_20_body" style:list-style-name="L1">
      <style:text-properties officeooo:rsid="00065c02" officeooo:paragraph-rsid="00065c02"/>
    </style:style>
    <style:style style:name="P6" style:family="paragraph" style:parent-style-name="Text_20_body" style:list-style-name="L1">
      <style:text-properties officeooo:rsid="00069c3d" officeooo:paragraph-rsid="00069c3d"/>
    </style:style>
    <style:style style:name="P7" style:family="paragraph" style:parent-style-name="Text_20_body" style:list-style-name="L1">
      <style:text-properties officeooo:rsid="0009e611" officeooo:paragraph-rsid="0009e611"/>
    </style:style>
    <style:style style:name="P8" style:family="paragraph" style:parent-style-name="Text_20_body" style:list-style-name="L1">
      <style:text-properties officeooo:rsid="0009e611" officeooo:paragraph-rsid="0022f18b"/>
    </style:style>
    <style:style style:name="P9" style:family="paragraph" style:parent-style-name="Text_20_body" style:list-style-name="L1">
      <style:text-properties officeooo:rsid="0007324b" officeooo:paragraph-rsid="0022f18b"/>
    </style:style>
    <style:style style:name="P10" style:family="paragraph" style:parent-style-name="Text_20_body" style:list-style-name="L1">
      <style:text-properties officeooo:rsid="00079be1" officeooo:paragraph-rsid="0022f18b"/>
    </style:style>
    <style:style style:name="P11" style:family="paragraph" style:parent-style-name="Text_20_body" style:list-style-name="L1">
      <style:text-properties officeooo:rsid="000c43f9" officeooo:paragraph-rsid="0022f18b"/>
    </style:style>
    <style:style style:name="P12" style:family="paragraph" style:parent-style-name="Text_20_body" style:list-style-name="L1">
      <style:text-properties officeooo:rsid="000c43f9" officeooo:paragraph-rsid="000c43f9"/>
    </style:style>
    <style:style style:name="P13" style:family="paragraph" style:parent-style-name="Text_20_body" style:list-style-name="L1">
      <style:text-properties officeooo:rsid="000fcdd7" officeooo:paragraph-rsid="0022f18b"/>
    </style:style>
    <style:style style:name="P14" style:family="paragraph" style:parent-style-name="Text_20_body" style:list-style-name="L1">
      <style:text-properties officeooo:rsid="000fcdd7" officeooo:paragraph-rsid="000fcdd7"/>
    </style:style>
    <style:style style:name="P15" style:family="paragraph" style:parent-style-name="Text_20_body" style:list-style-name="L1">
      <style:text-properties officeooo:rsid="001373f3" officeooo:paragraph-rsid="0022f18b"/>
    </style:style>
    <style:style style:name="P16" style:family="paragraph" style:parent-style-name="Text_20_body" style:list-style-name="L1">
      <style:text-properties officeooo:rsid="0014da3f" officeooo:paragraph-rsid="0022f18b"/>
    </style:style>
    <style:style style:name="P17" style:family="paragraph" style:parent-style-name="Text_20_body" style:list-style-name="L1">
      <style:text-properties officeooo:rsid="0014da3f" officeooo:paragraph-rsid="0014da3f"/>
    </style:style>
    <style:style style:name="P18" style:family="paragraph" style:parent-style-name="Text_20_body" style:list-style-name="L1">
      <style:text-properties officeooo:rsid="0022f18b" officeooo:paragraph-rsid="0022f18b"/>
    </style:style>
    <style:style style:name="P19" style:family="paragraph" style:parent-style-name="Text_20_body" style:list-style-name="L1">
      <style:text-properties officeooo:rsid="002a2f33" officeooo:paragraph-rsid="002a2f33"/>
    </style:style>
    <style:style style:name="P20" style:family="paragraph" style:parent-style-name="Text_20_body" style:list-style-name="L1">
      <style:text-properties officeooo:rsid="0007bcb2" officeooo:paragraph-rsid="0007bcb2"/>
    </style:style>
    <style:style style:name="P21" style:family="paragraph" style:parent-style-name="Text_20_body" style:list-style-name="L1">
      <style:text-properties officeooo:rsid="000ad237" officeooo:paragraph-rsid="000ad237"/>
    </style:style>
    <style:style style:name="P22" style:family="paragraph" style:parent-style-name="Text_20_body" style:list-style-name="L1">
      <style:text-properties officeooo:rsid="000d70e9" officeooo:paragraph-rsid="000d70e9"/>
    </style:style>
    <style:style style:name="P23" style:family="paragraph" style:parent-style-name="Text_20_body" style:list-style-name="L1">
      <style:text-properties officeooo:rsid="000ef8be" officeooo:paragraph-rsid="000ef8be"/>
    </style:style>
    <style:style style:name="P24" style:family="paragraph" style:parent-style-name="Text_20_body" style:list-style-name="L1">
      <style:text-properties officeooo:rsid="00107aa0" officeooo:paragraph-rsid="0022f18b"/>
    </style:style>
    <style:style style:name="P25" style:family="paragraph" style:parent-style-name="Text_20_body" style:list-style-name="L1">
      <style:text-properties officeooo:rsid="0016c8a0" officeooo:paragraph-rsid="0022f18b"/>
    </style:style>
    <style:style style:name="P26" style:family="paragraph" style:parent-style-name="Text_20_body" style:list-style-name="L1">
      <style:text-properties officeooo:rsid="001841a0" officeooo:paragraph-rsid="0022f18b"/>
    </style:style>
    <style:style style:name="P27" style:family="paragraph" style:parent-style-name="Text_20_body" style:list-style-name="L1">
      <style:text-properties officeooo:rsid="00190d2d" officeooo:paragraph-rsid="0022f18b"/>
    </style:style>
    <style:style style:name="P28" style:family="paragraph" style:parent-style-name="Text_20_body" style:list-style-name="L1">
      <style:text-properties officeooo:rsid="001a396a" officeooo:paragraph-rsid="0022f18b"/>
    </style:style>
    <style:style style:name="P29" style:family="paragraph" style:parent-style-name="Text_20_body" style:list-style-name="L1">
      <style:text-properties officeooo:rsid="001a956b" officeooo:paragraph-rsid="0022f18b"/>
    </style:style>
    <style:style style:name="P30" style:family="paragraph" style:parent-style-name="Text_20_body" style:list-style-name="L1">
      <style:text-properties officeooo:rsid="001cdeea" officeooo:paragraph-rsid="0022f18b"/>
    </style:style>
    <style:style style:name="P31" style:family="paragraph" style:parent-style-name="Text_20_body" style:list-style-name="L1">
      <style:text-properties officeooo:rsid="0022a8f1" officeooo:paragraph-rsid="0022f18b"/>
    </style:style>
    <style:style style:name="P32" style:family="paragraph" style:parent-style-name="Text_20_body" style:list-style-name="L1">
      <style:text-properties officeooo:rsid="001f032b" officeooo:paragraph-rsid="0022f18b"/>
    </style:style>
    <style:style style:name="P33" style:family="paragraph" style:parent-style-name="Text_20_body" style:list-style-name="L1">
      <style:text-properties officeooo:rsid="000fc1fe" officeooo:paragraph-rsid="000fc1fe"/>
    </style:style>
    <style:style style:name="P34" style:family="paragraph" style:parent-style-name="Text_20_body" style:list-style-name="L1">
      <style:text-properties officeooo:rsid="00244792" officeooo:paragraph-rsid="00244792"/>
    </style:style>
    <style:style style:name="P35" style:family="paragraph" style:parent-style-name="Text_20_body" style:list-style-name="L2">
      <style:text-properties officeooo:rsid="00259092" officeooo:paragraph-rsid="00259092"/>
    </style:style>
    <style:style style:name="P36" style:family="paragraph" style:parent-style-name="Text_20_body" style:list-style-name="L2">
      <style:text-properties officeooo:rsid="00286702" officeooo:paragraph-rsid="00286702"/>
    </style:style>
    <style:style style:name="P37" style:family="paragraph" style:parent-style-name="Text_20_body" style:list-style-name="L2">
      <style:text-properties officeooo:rsid="0028c7bd" officeooo:paragraph-rsid="0028c7bd"/>
    </style:style>
    <style:style style:name="P38" style:family="paragraph" style:parent-style-name="Text_20_body" style:list-style-name="L3">
      <style:text-properties officeooo:rsid="002cdd35" officeooo:paragraph-rsid="002cdd35"/>
    </style:style>
    <style:style style:name="P39" style:family="paragraph" style:parent-style-name="Text_20_body" style:list-style-name="L1">
      <style:text-properties officeooo:rsid="002cdd35" officeooo:paragraph-rsid="0022f18b"/>
    </style:style>
    <style:style style:name="P40" style:family="paragraph" style:parent-style-name="Title">
      <style:text-properties style:font-name="Liberation Sans" fo:font-size="28pt" fo:font-weight="bold" officeooo:rsid="002e4ea5" officeooo:paragraph-rsid="002e4ea5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09e611"/>
    </style:style>
    <style:style style:name="T2" style:family="text">
      <style:text-properties officeooo:rsid="000ad237"/>
    </style:style>
    <style:style style:name="T3" style:family="text">
      <style:text-properties officeooo:rsid="0014da3f"/>
    </style:style>
    <style:style style:name="T4" style:family="text">
      <style:text-properties officeooo:rsid="001a396a"/>
    </style:style>
    <style:style style:name="T5" style:family="text">
      <style:text-properties officeooo:rsid="001b62fa"/>
    </style:style>
    <style:style style:name="T6" style:family="text">
      <style:text-properties officeooo:rsid="001cdeea"/>
    </style:style>
    <style:style style:name="T7" style:family="text">
      <style:text-properties officeooo:rsid="001f032b"/>
    </style:style>
    <style:style style:name="T8" style:family="text">
      <style:text-properties officeooo:rsid="0022a8f1"/>
    </style:style>
    <style:style style:name="T9" style:family="text">
      <style:text-properties officeooo:rsid="0022f18b"/>
    </style:style>
    <style:style style:name="T10" style:family="text">
      <style:text-properties officeooo:rsid="002447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VIM</text:p>
      <text:list xml:id="list3319749117" text:style-name="L1">
        <text:list-item>
          <text:p text:style-name="P26">Kontrollmodus: Esc</text:p>
        </text:list-item>
        <text:list-item>
          <text:p text:style-name="P26">Eingabemodus: i <text:span text:style-name="T4">oder a</text:span></text:p>
        </text:list-item>
        <text:list-item>
          <text:p text:style-name="P26">Verlassen: Esc + :q!</text:p>
        </text:list-item>
        <text:list-item>
          <text:p text:style-name="P27">Speicher<text:span text:style-name="T5">n</text:span>: :w</text:p>
        </text:list-item>
        <text:list-item>
          <text:p text:style-name="P27">Zeile löschen: dd</text:p>
        </text:list-item>
        <text:list-item>
          <text:p text:style-name="P27">vier Zeilen löschen 4dd</text:p>
        </text:list-item>
        <text:list-item>
          <text:p text:style-name="P27">Zeichen löschen: x</text:p>
        </text:list-item>
        <text:list-item>
          <text:p text:style-name="P27">Vier Zeichen löschen 4x</text:p>
        </text:list-item>
        <text:list-item>
          <text:p text:style-name="P28">Ende der Zeile: $</text:p>
        </text:list-item>
        <text:list-item>
          <text:p text:style-name="P28">Anfang der Zeile: ^</text:p>
        </text:list-item>
        <text:list-item>
          <text:p text:style-name="P28">Letzte Zeile: G</text:p>
        </text:list-item>
        <text:list-item>
          <text:p text:style-name="P28">Erste Zeile: 1G</text:p>
        </text:list-item>
        <text:list-item>
          <text:p text:style-name="P29">Undo: :u</text:p>
        </text:list-item>
        <text:list-item>
          <text:p text:style-name="P29">Zeilen nummerieren: :set nu / <text:span text:style-name="T6">set nonu</text:span></text:p>
        </text:list-item>
        <text:list-item>
          <text:p text:style-name="P30">Zeichen markieren: Esc: v</text:p>
        </text:list-item>
        <text:list-item>
          <text:p text:style-name="P29"><text:span text:style-name="T6">Hilfe: Esc </text:span>;<text:span text:style-name="T6">help</text:span></text:p>
          <text:p text:style-name="P3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3:51:18.093113125</meta:creation-date>
    <dc:date>2021-04-08T08:52:31.195182490</dc:date>
    <meta:editing-duration>PT2H39M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74" meta:character-count="327" meta:non-whitespace-character-count="287"/>
  </office:meta>
</office:document-meta>
</file>